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textarea-horizontal-align="justify" draw:textarea-vertical-align="top" draw:auto-grow-height="false" fo:min-height="2.9cm" fo:min-width="15.01cm" fo:padding-top="0cm" fo:padding-bottom="0cm" fo:padding-left="0cm" fo:padding-right="0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5.1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5.21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7.61cm"/>
    </style:style>
    <style:style style:name="gr5" style:family="graphic" style:parent-style-name="standard">
      <style:graphic-properties draw:textarea-horizontal-align="justify" draw:textarea-vertical-align="middle" draw:auto-grow-height="false" fo:min-height="0.813cm" fo:min-width="0.9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tyle="italic" fo:font-weight="normal" style:font-style-asian="italic" style:font-style-complex="italic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loext:graphic-properties draw:fill="none" draw:fill-color="#ffffff"/>
      <style:text-properties fo:font-weight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weight="normal"/>
    </style:style>
    <style:style style:name="P7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normal" style:font-size-asian="18pt" style:font-weight-asian="normal" style:font-size-complex="18pt" style:font-weight-complex="normal"/>
    </style:style>
    <style:style style:name="T1" style:family="text">
      <style:text-properties fo:color="#808080" fo:font-style="italic" fo:font-weight="normal" style:font-style-asian="italic" style:font-style-complex="italic"/>
    </style:style>
    <style:style style:name="T2" style:family="text">
      <style:text-properties fo:font-weight="normal"/>
    </style:style>
    <style:style style:name="T3" style:family="text">
      <style:text-properties fo:font-size="14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color="#808080" fo:font-size="18pt" fo:font-style="italic" fo:font-weight="normal" style:font-style-asian="italic" style:font-style-complex="italic"/>
    </style:style>
    <style:style style:name="T5" style:family="text">
      <style:text-properties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01cm" svg:height="2.9cm" svg:x="2.89cm" svg:y="6cm">
          <text:p text:style-name="P1"><text:span text:style-name="T1">(counterparty-serv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5.6cm" svg:height="1.5cm" svg:x="2.6cm" svg:y="3.2cm">
          <draw:glue-point draw:id="4" svg:x="-3.203cm" svg:y="5cm"/>
          <draw:glue-point draw:id="5" svg:x="2.812cm" svg:y="5cm"/>
          <text:p text:style-name="P1"><text:span text:style-name="T2">bitco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71cm" svg:height="1.5cm" svg:x="3.19cm" svg:y="6.8cm">
          <text:p text:style-name="P1"><text:span text:style-name="T2">Insight </text:span><text:span text:style-name="T3">[from BitPay]</text:span></text:p>
          <text:p text:style-name="P1"><text:span text:style-name="T4">(counterparty-c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5.71cm" svg:height="1.5cm" svg:x="10.8cm" svg:y="6.9cm">
          <text:p text:style-name="P1"><text:span text:style-name="T2">counterpartyd</text:span></text:p>
          <text:p text:style-name="P1"><text:span text:style-name="T1">(counterparty-li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5.71cm" svg:height="1.5cm" svg:x="7cm" svg:y="10.5cm">
          <draw:glue-point draw:id="4" svg:x="-2.545cm" svg:y="-5cm"/>
          <draw:glue-point draw:id="5" svg:x="2.538cm" svg:y="-5cm"/>
          <text:p text:style-name="P1"><text:span text:style-name="T2">counterbloc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5.71cm" svg:height="1.5cm" svg:x="6.99cm" svg:y="13.2cm">
          <text:p text:style-name="P1"><text:span text:style-name="T2">Ngin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8.11cm" svg:height="1.5cm" svg:x="5.79cm" svg:y="15.7cm">
          <text:p text:style-name="P1"><text:span text:style-name="T2">Counterwallet</text:span><text:span text:style-name="T2"><text:line-break/></text:span><text:span text:style-name="T3">https://wallet.counterwallet.io/#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1.4cm" svg:height="1.7cm" svg:x="14.1cm" svg:y="10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xml:id="id7" draw:id="id7" draw:layer="layout" svg:width="1.4cm" svg:height="1.7cm" svg:x="14cm" svg:y="13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4.3cm" svg:height="1.1cm" svg:x="8.3cm" svg:y="4.6cm">
          <draw:text-box>
            <text:p><text:span text:style-name="T2">JSON-RPC</text:span></text:p>
          </draw:text-box>
        </draw:frame>
        <draw:connector draw:style-name="gr7" draw:text-style-name="P3" draw:layer="layout" svg:x1="5.404cm" svg:y1="4.7cm" svg:x2="6.045cm" svg:y2="6.8cm" draw:start-shape="id1" draw:start-glue-point="4" draw:end-shape="id2" svg:d="M5404 4700v1050h641v1050" svg:viewBox="0 0 642 2101">
          <text:p/>
        </draw:connector>
        <draw:connector draw:style-name="gr7" draw:text-style-name="P3" draw:layer="layout" svg:x1="14.786cm" svg:y1="4.7cm" svg:x2="13.655cm" svg:y2="6.9cm" draw:start-shape="id1" draw:start-glue-point="5" draw:end-shape="id3" svg:d="M14786 4700v1100h-1131v1100" svg:viewBox="0 0 1132 2201">
          <text:p/>
        </draw:connector>
        <draw:connector draw:style-name="gr7" draw:text-style-name="P3" draw:layer="layout" svg:x1="6.045cm" svg:y1="8.3cm" svg:x2="8.402cm" svg:y2="10.5cm" draw:start-shape="id2" draw:start-glue-point="2" draw:end-shape="id4" draw:end-glue-point="4" svg:d="M6045 8300v1100h2357v1100" svg:viewBox="0 0 2358 2201">
          <text:p/>
        </draw:connector>
        <draw:connector draw:style-name="gr7" draw:text-style-name="P3" draw:layer="layout" svg:x1="11.304cm" svg:y1="10.5cm" svg:x2="13.655cm" svg:y2="8.4cm" draw:start-shape="id4" draw:start-glue-point="5" draw:end-shape="id3" draw:end-glue-point="2" svg:d="M11304 10500v-1050h2351v-1050" svg:viewBox="0 0 2352 2101">
          <text:p/>
        </draw:connector>
        <draw:connector draw:style-name="gr7" draw:text-style-name="P3" draw:layer="layout" svg:x1="9.855cm" svg:y1="12cm" svg:x2="9.845cm" svg:y2="13.2cm" draw:start-shape="id4" draw:start-glue-point="2" draw:end-shape="id5" draw:end-glue-point="0" svg:d="M9855 12000v600h-10v600" svg:viewBox="0 0 11 1201">
          <text:p/>
        </draw:connector>
        <draw:connector draw:style-name="gr7" draw:text-style-name="P3" draw:layer="layout" svg:x1="9.845cm" svg:y1="14.7cm" svg:x2="9.845cm" svg:y2="15.7cm" draw:start-shape="id5" draw:start-glue-point="2" draw:end-shape="id6" draw:end-glue-point="0" svg:d="M9845 14700v1000" svg:viewBox="0 0 1 1001">
          <text:p/>
        </draw:connector>
        <draw:connector draw:style-name="gr7" draw:text-style-name="P3" draw:layer="layout" svg:x1="14cm" svg:y1="13.95cm" svg:x2="12.7cm" svg:y2="13.95cm" draw:start-shape="id7" draw:start-glue-point="6" draw:end-shape="id5" draw:end-glue-point="1" svg:d="M14000 13950h-1300" svg:viewBox="0 0 1301 1">
          <text:p/>
        </draw:connector>
        <draw:connector draw:style-name="gr7" draw:text-style-name="P3" draw:layer="layout" svg:x1="14.1cm" svg:y1="11.25cm" svg:x2="12.71cm" svg:y2="11.25cm" draw:start-shape="id8" draw:start-glue-point="6" draw:end-shape="id4" draw:end-glue-point="1" svg:d="M14100 11250h-1390" svg:viewBox="0 0 1391 1">
          <text:p/>
        </draw:connector>
        <draw:frame draw:style-name="gr8" draw:text-style-name="P6" draw:layer="layout" svg:width="3.711cm" svg:height="0.962cm" svg:x="4.689cm" svg:y="9.438cm">
          <draw:text-box>
            <text:p text:style-name="P5"><text:span text:style-name="T2">REST</text:span></text:p>
          </draw:text-box>
        </draw:frame>
        <draw:frame draw:style-name="gr9" draw:text-style-name="P4" draw:layer="layout" svg:width="4.1cm" svg:height="0.962cm" svg:x="11.4cm" svg:y="9.438cm">
          <draw:text-box>
            <text:p><text:span text:style-name="T2">JSON-RPC</text:span></text:p>
          </draw:text-box>
        </draw:frame>
        <draw:frame draw:style-name="gr10" draw:text-style-name="P4" draw:layer="layout" svg:width="3.9cm" svg:height="0.962cm" svg:x="9.9cm" svg:y="12.138cm">
          <draw:text-box>
            <text:p><text:span text:style-name="T2">JSON-RPC</text:span></text:p>
          </draw:text-box>
        </draw:frame>
        <draw:frame draw:style-name="gr10" draw:text-style-name="P4" draw:layer="layout" svg:width="2.9cm" svg:height="0.962cm" svg:x="15.1cm" svg:y="11.838cm">
          <draw:text-box>
            <text:p><text:span text:style-name="T2">SQLite</text:span></text:p>
          </draw:text-box>
        </draw:frame>
        <draw:frame draw:style-name="gr11" draw:text-style-name="P4" draw:layer="layout" svg:width="3.811cm" svg:height="1.062cm" svg:x="14.289cm" svg:y="14.738cm">
          <draw:text-box>
            <text:p><text:span text:style-name="T2">MongoDB</text:span></text:p>
          </draw:text-box>
        </draw:frame>
        <draw:frame draw:style-name="gr12" draw:text-style-name="P7" draw:layer="layout" svg:width="11cm" svg:height="1.3cm" svg:x="5.6cm" svg:y="1.8cm">
          <draw:text-box>
            <text:p><text:span text:style-name="T5">Counterparty S/W Stack</text:span></text:p>
          </draw:text-box>
        </draw:frame>
        <draw:line draw:style-name="gr13" draw:text-style-name="P8" draw:layer="layout" svg:x1="3.1cm" svg:y1="2.8cm" svg:x2="1.4cm" svg:y2="2.8cm">
          <text:p/>
        </draw:line>
        <draw:line draw:style-name="gr13" draw:text-style-name="P8" draw:layer="layout" svg:x1="8.3cm" svg:y1="15.2cm" svg:x2="1.3cm" svg:y2="15.2cm">
          <text:p/>
        </draw:line>
        <draw:line draw:style-name="gr14" draw:text-style-name="P1" draw:layer="layout" svg:x1="2.2cm" svg:y1="2.8cm" svg:x2="2.1cm" svg:y2="15.2cm">
          <text:p/>
        </draw:line>
        <draw:frame draw:style-name="gr15" draw:text-style-name="P9" draw:layer="layout" svg:width="10.6cm" svg:height="2.2cm" draw:transform="rotate (1.5695745963185) translate (1.087cm 13.297cm)">
          <draw:text-box>
            <text:p><text:span text:style-name="T6">Federated 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1:48:59.856000000</meta:creation-date>
    <dc:date>2018-09-19T11:31:24.280000000</dc:date>
    <meta:editing-duration>PT29M3S</meta:editing-duration>
    <meta:editing-cycles>10</meta:editing-cycles>
    <meta:generator>LibreOffice/6.0.5.2$Windows_X86_64 LibreOffice_project/54c8cbb85f300ac59db32fe8a675ff7683cd5a16</meta:generator>
    <meta:document-statistic meta:object-count="28"/>
  </office:meta>
</office:document-meta>
</file>